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4.526cm" fo:margin-left="1.349cm"/>
    </style:style>
    <style:style style:name="Column3" style:family="table-column">
      <style:table-column-properties style:column-width="14.526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7" style:family="table-row"/>
    <style:style style:name="Cell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3.679cm" fo:margin-left="1.746cm"/>
    </style:style>
    <style:style style:name="Column5" style:family="table-column">
      <style:table-column-properties style:column-width="13.679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3.811cm" fo:margin-left="1.693cm"/>
    </style:style>
    <style:style style:name="Column7" style:family="table-column">
      <style:table-column-properties style:column-width="13.811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17" style:family="table-row"/>
    <style:style style:name="Cell1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37cm" fo:margin-left="0cm"/>
    </style:style>
    <style:style style:name="Column9" style:family="table-column">
      <style:table-column-properties style:column-width="2.462cm"/>
    </style:style>
    <style:style style:name="Column10" style:family="table-column">
      <style:table-column-properties style:column-width="2.462cm"/>
    </style:style>
    <style:style style:name="Column11" style:family="table-column">
      <style:table-column-properties style:column-width="2.462cm"/>
    </style:style>
    <style:style style:name="Column12" style:family="table-column">
      <style:table-column-properties style:column-width="2.462cm"/>
    </style:style>
    <style:style style:name="Column13" style:family="table-column">
      <style:table-column-properties style:column-width="2.462cm"/>
    </style:style>
    <style:style style:name="Column14" style:family="table-column">
      <style:table-column-properties style:column-width="2.462cm"/>
    </style:style>
    <style:style style:name="Column15" style:family="table-column">
      <style:table-column-properties style:column-width="2.462cm"/>
    </style:style>
    <style:style style:name="Row19" style:family="table-row"/>
    <style:style style:name="Cell19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5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0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1" style:family="table-row"/>
    <style:style style:name="Cell3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7.237cm" fo:margin-left="0cm"/>
    </style:style>
    <style:style style:name="Column16" style:family="table-column">
      <style:table-column-properties style:column-width="2.462cm"/>
    </style:style>
    <style:style style:name="Column17" style:family="table-column">
      <style:table-column-properties style:column-width="2.462cm"/>
    </style:style>
    <style:style style:name="Column18" style:family="table-column">
      <style:table-column-properties style:column-width="2.462cm"/>
    </style:style>
    <style:style style:name="Column19" style:family="table-column">
      <style:table-column-properties style:column-width="2.462cm"/>
    </style:style>
    <style:style style:name="Column20" style:family="table-column">
      <style:table-column-properties style:column-width="2.462cm"/>
    </style:style>
    <style:style style:name="Column21" style:family="table-column">
      <style:table-column-properties style:column-width="2.462cm"/>
    </style:style>
    <style:style style:name="Column22" style:family="table-column">
      <style:table-column-properties style:column-width="2.462cm"/>
    </style:style>
    <style:style style:name="Row23" style:family="table-row"/>
    <style:style style:name="Cell35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4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9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2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Mobile</text:span><text:span text:style-name="T3_2"><text:s/></text:span><text:span text:style-name="T3_3">App</text:span><text:span text:style-name="T3_4"><text:s/></text:span><text:span text:style-name="T3_5">Development</text:span></text:p>
      <text:p text:style-name="P4"/>
      <text:p text:style-name="P5"><text:span text:style-name="T5_1">Quiz</text:span><text:span text:style-name="T5_2"><text:s/>2:<text:s/></text:span><text:span text:style-name="T5_3">Lua</text:span><text:span text:style-name="T5_4"><text:s/></text:span><text:span text:style-name="T5_5">Fundamental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econd</text:span><text:span text:style-name="T9_12"><text:s/></text:span><text:span text:style-name="T9_13">Mobile</text:span><text:span text:style-name="T9_14"><text:s/></text:span><text:span text:style-name="T9_15">App</text:span><text:span text:style-name="T9_16"><text:s/></text:span><text:span text:style-name="T9_17">Development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You</text:span><text:span text:style-name="T15_2"><text:s/></text:span><text:span text:style-name="T15_3">want</text:span><text:span text:style-name="T15_4"><text:s/></text:span><text:span text:style-name="T15_5">to</text:span><text:span text:style-name="T15_6"><text:s/></text:span><text:span text:style-name="T15_7">test</text:span><text:span text:style-name="T15_8"><text:s/></text:span><text:span text:style-name="T15_9">the</text:span><text:span text:style-name="T15_10"><text:s/></text:span><text:span text:style-name="T15_11">lua</text:span><text:span text:style-name="T15_12"><text:s/></text:span><text:span text:style-name="T15_13">code</text:span><text:span text:style-name="T15_14"><text:s/></text:span><text:span text:style-name="T15_15">for</text:span><text:span text:style-name="T15_16"><text:s/></text:span><text:span text:style-name="T15_17">homework</text:span><text:span text:style-name="T15_18">2.<text:s/></text:span><text:span text:style-name="T15_19">The</text:span><text:span text:style-name="T15_20"><text:s/></text:span><text:span text:style-name="T15_21">code</text:span><text:span text:style-name="T15_22"><text:s/></text:span><text:span text:style-name="T15_23">is</text:span><text:span text:style-name="T15_24"><text:s/></text:span><text:span text:style-name="T15_25">in</text:span><text:span text:style-name="T15_26"><text:s/></text:span><text:span text:style-name="T15_27">a</text:span><text:span text:style-name="T15_28"><text:s/></text:span><text:span text:style-name="T15_29">file</text:span><text:span text:style-name="T15_30"><text:s/></text:span><text:span text:style-name="T15_31">Homework</text:span><text:span text:style-name="T15_32">2.</text:span><text:span text:style-name="T15_33">lua</text:span><text:span text:style-name="T15_34"><text:line-break/></text:span><text:span text:style-name="T15_35">You</text:span><text:span text:style-name="T15_36"><text:s/></text:span><text:span text:style-name="T15_37">type</text:span><text:span text:style-name="T15_38"><text:s/></text:span><text:span text:style-name="T15_39">in</text:span><text:span text:style-name="T15_40"><text:s/></text:span><text:span text:style-name="T15_41">the</text:span><text:span text:style-name="T15_42"><text:s/></text:span><text:span text:style-name="T15_43">following</text:span><text:span text:style-name="T15_44"><text:s/></text:span></text:p>
            <text:p text:style-name="P16"/>
            <text:p text:style-name="P17"/>
            <table:table table:style-name="Table3">
              <table:table-column table:style-name="Column3"/>
              <table:table-row table:style-name="Row4">
                <table:table-cell table:style-name="Cell4">
                  <text:p text:style-name="P18"><text:span text:style-name="T18_1">cd</text:span></text:p>
                  <text:p text:style-name="P19"><text:span text:style-name="T19_1">source</text:span><text:span text:style-name="T19_2"><text:s/>.</text:span><text:span text:style-name="T19_3">bash</text:span><text:span text:style-name="T19_4">_</text:span><text:span text:style-name="T19_5">profile</text:span></text:p>
                </table:table-cell>
              </table:table-row>
            </table:table>
            <text:p text:style-name="P20"/>
            <text:p text:style-name="P21"><text:span text:style-name="T21_1">What</text:span><text:span text:style-name="T21_2"><text:s/></text:span><text:span text:style-name="T21_3">are</text:span><text:span text:style-name="T21_4"><text:s/></text:span><text:span text:style-name="T21_5">the</text:span><text:span text:style-name="T21_6"><text:s/></text:span><text:span text:style-name="T21_7">remaining</text:span><text:span text:style-name="T21_8"><text:s/>2<text:s/></text:span><text:span text:style-name="T21_9">steps</text:span><text:span text:style-name="T21_10"><text:s/></text:span><text:span text:style-name="T21_11">to</text:span><text:span text:style-name="T21_12"><text:s/></text:span><text:span text:style-name="T21_13">test</text:span><text:span text:style-name="T21_14"><text:s/></text:span><text:span text:style-name="T21_15">the</text:span><text:span text:style-name="T21_16"><text:s/></text:span><text:span text:style-name="T21_17">lua</text:span><text:span text:style-name="T21_18"><text:s/></text:span><text:span text:style-name="T21_19">code</text:span><text:span text:style-name="T21_20"><text:s/></text:span><text:span text:style-name="T21_21">in</text:span><text:span text:style-name="T21_22"><text:s/></text:span><text:span text:style-name="T21_23">Homework</text:span><text:span text:style-name="T21_24">2.</text:span><text:span text:style-name="T21_25">lua</text:span></text:p>
            <text:p text:style-name="P22"/>
            <text:p text:style-name="P23"><text:span text:style-name="T23_1">Indicate</text:span><text:span text:style-name="T23_2"><text:s/></text:span><text:span text:style-name="T23_3">your</text:span><text:span text:style-name="T23_4"><text:s/></text:span><text:span text:style-name="T23_5">answer</text:span><text:span text:style-name="T23_6"><text:s/></text:span><text:span text:style-name="T23_7">in</text:span><text:span text:style-name="T23_8"><text:s/></text:span><text:span text:style-name="T23_9">the</text:span><text:span text:style-name="T23_10"><text:s/></text:span><text:span text:style-name="T23_11">Answer</text:span><text:span text:style-name="T23_12"><text:s/></text:span><text:span text:style-name="T23_13">Box</text:span><text:span text:style-name="T23_14"><text:s/></text:span><text:span text:style-name="T23_15">below</text:span><text:span text:style-name="T23_16">.</text:span></text:p>
          </table:table-cell>
        </table:table-row>
        <table:table-row table:style-name="Row5">
          <table:table-cell table:style-name="Cell5">
            <text:p text:style-name="P24"/>
            <text:p text:style-name="P25"><text:span text:style-name="T25_1">Answer</text:span></text:p>
          </table:table-cell>
        </table:table-row>
        <table:table-row table:style-name="Row6">
          <table:table-cell table:style-name="Cell6">
            <text:p text:style-name="P26"/>
            <text:p text:style-name="P27"/>
            <text:p text:style-name="P28"/>
            <text:p text:style-name="P29"/>
          </table:table-cell>
        </table:table-row>
      </table:table>
      <text:p text:style-name="P30"/>
      <text:p text:style-name="P31"/>
      <text:p text:style-name="P32"/>
      <table:table table:style-name="Table4">
        <table:table-column table:style-name="Column4"/>
        <table:table-row table:style-name="Row7">
          <table:table-cell table:style-name="Cell7">
            <text:p text:style-name="P33"><text:span text:style-name="T33_1">Question</text:span><text:span text:style-name="T33_2"><text:s/>2</text:span></text:p>
          </table:table-cell>
        </table:table-row>
        <table:table-row table:style-name="Row8">
          <table:table-cell table:style-name="Cell8">
            <text:p text:style-name="P34"><text:span text:style-name="T34_1">A</text:span><text:span text:style-name="T34_2"><text:s/></text:span><text:span text:style-name="T34_3">student</text:span><text:span text:style-name="T34_4"><text:s/></text:span><text:span text:style-name="T34_5">writes</text:span><text:span text:style-name="T34_6"><text:s/></text:span><text:span text:style-name="T34_7">the</text:span><text:span text:style-name="T34_8"><text:s/></text:span><text:span text:style-name="T34_9">following</text:span><text:span text:style-name="T34_10"><text:s/></text:span><text:span text:style-name="T34_11">lua</text:span><text:span text:style-name="T34_12"><text:s/></text:span><text:span text:style-name="T34_13">program</text:span></text:p>
            <text:p text:style-name="P35"/>
            <text:p text:style-name="P36"/>
            <table:table table:style-name="Table5">
              <table:table-column table:style-name="Column5"/>
              <table:table-row table:style-name="Row9">
                <table:table-cell table:style-name="Cell9">
                  <text:p text:style-name="P37"><text:span text:style-name="T37_1">Function</text:span><text:span text:style-name="T37_2"><text:s/></text:span><text:span text:style-name="T37_3">myFunction</text:span><text:span text:style-name="T37_4">()</text:span></text:p>
                  <text:p text:style-name="P38"><text:span text:style-name="T38_1"><text:s text:c="4"/></text:span><text:span text:style-name="T38_2">print</text:span><text:span text:style-name="T38_3">(“</text:span><text:span text:style-name="T38_4">myFunction</text:span><text:span text:style-name="T38_5"><text:s/></text:span><text:span text:style-name="T38_6">has</text:span><text:span text:style-name="T38_7"><text:s/></text:span><text:span text:style-name="T38_8">been</text:span><text:span text:style-name="T38_9"><text:s/></text:span><text:span text:style-name="T38_10">invoked</text:span><text:span text:style-name="T38_11">!”)</text:span></text:p>
                  <text:p text:style-name="P39"><text:span text:style-name="T39_1">End</text:span><text:span text:style-name="T39_2"><text:line-break/><text:line-break/></text:span><text:span text:style-name="T39_3">myFunction</text:span><text:span text:style-name="T39_4">()</text:span></text:p>
                </table:table-cell>
              </table:table-row>
            </table:table>
            <text:p text:style-name="P40"/>
            <text:p text:style-name="P41"><text:span text:style-name="T41_1">The</text:span><text:span text:style-name="T41_2"><text:s/></text:span><text:span text:style-name="T41_3">student</text:span><text:span text:style-name="T41_4"><text:s/></text:span><text:span text:style-name="T41_5">tries</text:span><text:span text:style-name="T41_6"><text:s/></text:span><text:span text:style-name="T41_7">to</text:span><text:span text:style-name="T41_8"><text:s/></text:span><text:span text:style-name="T41_9">run</text:span><text:span text:style-name="T41_10"><text:s/></text:span><text:span text:style-name="T41_11">the</text:span><text:span text:style-name="T41_12"><text:s/></text:span><text:span text:style-name="T41_13">program</text:span><text:span text:style-name="T41_14"><text:s/></text:span><text:span text:style-name="T41_15">but</text:span><text:span text:style-name="T41_16"><text:s/></text:span><text:span text:style-name="T41_17">it</text:span><text:span text:style-name="T41_18"><text:s/></text:span><text:span text:style-name="T41_19">fails</text:span><text:span text:style-name="T41_20"><text:s/></text:span><text:span text:style-name="T41_21">to</text:span><text:span text:style-name="T41_22"><text:s/></text:span><text:span text:style-name="T41_23">run</text:span><text:span text:style-name="T41_24">.<text:line-break/></text:span><text:span text:style-name="T41_25">Identify</text:span><text:span text:style-name="T41_26"><text:s/></text:span><text:span text:style-name="T41_27">the</text:span><text:span text:style-name="T41_28"><text:s/></text:span><text:span text:style-name="T41_29">errors</text:span><text:span text:style-name="T41_30"><text:s/></text:span><text:span text:style-name="T41_31">and</text:span><text:span text:style-name="T41_32"><text:s/></text:span><text:span text:style-name="T41_33">type</text:span><text:span text:style-name="T41_34"><text:s/></text:span><text:span text:style-name="T41_35">in</text:span><text:span text:style-name="T41_36"><text:s/></text:span><text:span text:style-name="T41_37">the</text:span><text:span text:style-name="T41_38"><text:s/></text:span><text:span text:style-name="T41_39">correct</text:span><text:span text:style-name="T41_40"><text:s/></text:span><text:span text:style-name="T41_41">code</text:span><text:span text:style-name="T41_42"><text:s/></text:span><text:span text:style-name="T41_43">in</text:span><text:span text:style-name="T41_44"><text:s/></text:span><text:span text:style-name="T41_45">the</text:span><text:span text:style-name="T41_46"><text:s/></text:span><text:span text:style-name="T41_47">Answer</text:span><text:span text:style-name="T41_48"><text:s/></text:span><text:span text:style-name="T41_49">Box</text:span><text:span text:style-name="T41_50"><text:s/></text:span><text:span text:style-name="T41_51">below</text:span><text:span text:style-name="T41_52">.</text:span></text:p>
            <text:p text:style-name="P42"/>
            <text:p text:style-name="P43"><text:span text:style-name="T43_1">Indicate</text:span><text:span text:style-name="T43_2"><text:s/></text:span><text:span text:style-name="T43_3">your</text:span><text:span text:style-name="T43_4"><text:s/></text:span><text:span text:style-name="T43_5">answer</text:span><text:span text:style-name="T43_6"><text:s/></text:span><text:span text:style-name="T43_7">in</text:span><text:span text:style-name="T43_8"><text:s/></text:span><text:span text:style-name="T43_9">the</text:span><text:span text:style-name="T43_10"><text:s/></text:span><text:span text:style-name="T43_11">Answer</text:span><text:span text:style-name="T43_12"><text:s/></text:span><text:span text:style-name="T43_13">Box</text:span><text:span text:style-name="T43_14"><text:s/></text:span><text:span text:style-name="T43_15">below</text:span><text:span text:style-name="T43_16">.</text:span></text:p>
          </table:table-cell>
        </table:table-row>
        <table:table-row table:style-name="Row10">
          <table:table-cell table:style-name="Cell10">
            <text:p text:style-name="P44"><text:span text:style-name="T44_1">Answer</text:span></text:p>
          </table:table-cell>
        </table:table-row>
        <table:table-row table:style-name="Row11">
          <table:table-cell table:style-name="Cell11">
            <text:p text:style-name="P45"/>
            <text:p text:style-name="P46"/>
            <text:p text:style-name="P47"/>
            <text:p text:style-name="P48"/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able:table table:style-name="Table6">
        <table:table-column table:style-name="Column6"/>
        <table:table-row table:style-name="Row12">
          <table:table-cell table:style-name="Cell12">
            <text:p text:style-name="P54"><text:span text:style-name="T54_1">Question</text:span><text:span text:style-name="T54_2"><text:s/>3</text:span></text:p>
          </table:table-cell>
        </table:table-row>
        <table:table-row table:style-name="Row13">
          <table:table-cell table:style-name="Cell13">
            <text:p text:style-name="P55"><text:span text:style-name="T55_1">A</text:span><text:span text:style-name="T55_2"><text:s/></text:span><text:span text:style-name="T55_3">student</text:span><text:span text:style-name="T55_4"><text:s/></text:span><text:span text:style-name="T55_5">defined</text:span><text:span text:style-name="T55_6"><text:s/></text:span><text:span text:style-name="T55_7">the</text:span><text:span text:style-name="T55_8"><text:s/></text:span><text:span text:style-name="T55_9">following</text:span><text:span text:style-name="T55_10"><text:s/></text:span><text:span text:style-name="T55_11">function</text:span></text:p>
            <text:p text:style-name="P56"/>
            <text:p text:style-name="P57"/>
            <table:table table:style-name="Table7">
              <table:table-column table:style-name="Column7"/>
              <table:table-row table:style-name="Row14">
                <table:table-cell table:style-name="Cell14">
                  <text:p text:style-name="P58"><text:span text:style-name="T58_1">function</text:span><text:span text:style-name="T58_2"><text:s/></text:span><text:span text:style-name="T58_3">myFunction</text:span><text:span text:style-name="T58_4">2(</text:span><text:span text:style-name="T58_5">n</text:span><text:span text:style-name="T58_6">,</text:span><text:span text:style-name="T58_7">m</text:span><text:span text:style-name="T58_8">)</text:span></text:p>
                  <text:p text:style-name="P59"><text:span text:style-name="T59_1"><text:s text:c="6"/></text:span><text:span text:style-name="T59_2">print</text:span><text:span text:style-name="T59_3">(“</text:span><text:span text:style-name="T59_4">n</text:span><text:span text:style-name="T59_5">=”<text:s/>..<text:s/></text:span><text:span text:style-name="T59_6">n</text:span><text:span text:style-name="T59_7"><text:s/>..<text:s/>“,</text:span><text:span text:style-name="T59_8">m</text:span><text:span text:style-name="T59_9">=”<text:s/>..<text:s/></text:span><text:span text:style-name="T59_10">m</text:span><text:span text:style-name="T59_11">)</text:span></text:p>
                  <text:p text:style-name="P60"><text:span text:style-name="T60_1">end</text:span></text:p>
                </table:table-cell>
              </table:table-row>
            </table:table>
            <text:p text:style-name="P61"/>
            <text:p text:style-name="P62"/>
            <text:p text:style-name="P63"><text:span text:style-name="T63_1">How</text:span><text:span text:style-name="T63_2"><text:s/></text:span><text:span text:style-name="T63_3">many</text:span><text:span text:style-name="T63_4"><text:s/></text:span><text:span text:style-name="T63_5">inputs</text:span><text:span text:style-name="T63_6"><text:s/></text:span><text:span text:style-name="T63_7">does</text:span><text:span text:style-name="T63_8"><text:s/></text:span><text:span text:style-name="T63_9">the</text:span><text:span text:style-name="T63_10"><text:s/></text:span><text:span text:style-name="T63_11">function</text:span><text:span text:style-name="T63_12"><text:s/></text:span><text:span text:style-name="T63_13">need</text:span><text:span text:style-name="T63_14">?</text:span></text:p>
            <text:p text:style-name="P64"/>
            <text:p text:style-name="P65"><text:span text:style-name="T65_1">Remember</text:span><text:span text:style-name="T65_2">:<text:s/></text:span><text:span text:style-name="T65_3">The</text:span><text:span text:style-name="T65_4"><text:s/></text:span><text:span text:style-name="T65_5">content</text:span><text:span text:style-name="T65_6"><text:s/></text:span><text:span text:style-name="T65_7">between</text:span><text:span text:style-name="T65_8"><text:s/>(<text:s/></text:span><text:span text:style-name="T65_9">and</text:span><text:span text:style-name="T65_10"><text:s/>)<text:s/></text:span><text:span text:style-name="T65_11">is</text:span><text:span text:style-name="T65_12"><text:s/></text:span><text:span text:style-name="T65_13">the</text:span><text:span text:style-name="T65_14"><text:s/></text:span><text:span text:style-name="T65_15">input</text:span><text:span text:style-name="T65_16"><text:s/></text:span><text:span text:style-name="T65_17">to</text:span><text:span text:style-name="T65_18"><text:s/></text:span><text:span text:style-name="T65_19">the</text:span><text:span text:style-name="T65_20"><text:s/></text:span><text:span text:style-name="T65_21">function</text:span><text:span text:style-name="T65_22">.<text:s/></text:span><text:span text:style-name="T65_23">It</text:span><text:span text:style-name="T65_24"><text:s/></text:span><text:span text:style-name="T65_25">contains</text:span><text:span text:style-name="T65_26"><text:s/></text:span><text:span text:style-name="T65_27">a</text:span><text:span text:style-name="T65_28"><text:s/></text:span><text:span text:style-name="T65_29">list</text:span><text:span text:style-name="T65_30"><text:s/></text:span><text:span text:style-name="T65_31">of</text:span><text:span text:style-name="T65_32"><text:s/></text:span><text:span text:style-name="T65_33">variable</text:span><text:span text:style-name="T65_34"><text:s/></text:span><text:span text:style-name="T65_35">names</text:span><text:span text:style-name="T65_36"><text:s/></text:span><text:span text:style-name="T65_37">separated</text:span><text:span text:style-name="T65_38"><text:s/></text:span><text:span text:style-name="T65_39">by</text:span><text:span text:style-name="T65_40"><text:s/></text:span><text:span text:style-name="T65_41">a</text:span><text:span text:style-name="T65_42"><text:s/></text:span><text:span text:style-name="T65_43">comma</text:span><text:span text:style-name="T65_44"><text:s/>(,)</text:span></text:p>
            <text:p text:style-name="P66"/>
            <text:p text:style-name="P67"><text:span text:style-name="T67_1">Indicate</text:span><text:span text:style-name="T67_2"><text:s/></text:span><text:span text:style-name="T67_3">your</text:span><text:span text:style-name="T67_4"><text:s/></text:span><text:span text:style-name="T67_5">answer</text:span><text:span text:style-name="T67_6"><text:s/></text:span><text:span text:style-name="T67_7">in</text:span><text:span text:style-name="T67_8"><text:s/></text:span><text:span text:style-name="T67_9">the</text:span><text:span text:style-name="T67_10"><text:s/></text:span><text:span text:style-name="T67_11">Answer</text:span><text:span text:style-name="T67_12"><text:s/></text:span><text:span text:style-name="T67_13">Box</text:span><text:span text:style-name="T67_14"><text:s/></text:span><text:span text:style-name="T67_15">below</text:span><text:span text:style-name="T67_16">.</text:span></text:p>
          </table:table-cell>
        </table:table-row>
        <table:table-row table:style-name="Row15">
          <table:table-cell table:style-name="Cell15">
            <text:p text:style-name="P68"><text:span text:style-name="T68_1">Answer</text:span></text:p>
          </table:table-cell>
        </table:table-row>
        <table:table-row table:style-name="Row16">
          <table:table-cell table:style-name="Cell16">
            <text:p text:style-name="P69"/>
            <text:p text:style-name="P70"/>
            <text:p text:style-name="P71"/>
            <text:p text:style-name="P72"/>
            <text:p text:style-name="P73"/>
          </table:table-cell>
        </table:table-row>
      </table:table>
      <text:p text:style-name="P74"/>
      <text:p text:style-name="P75"/>
      <text:p text:style-name="P76"/>
      <table:table table:style-name="Table8">
        <table:table-column table:style-name="Column8"/>
        <table:table-row table:style-name="Row17">
          <table:table-cell table:style-name="Cell17">
            <text:p text:style-name="P77"><text:span text:style-name="T77_1">Question</text:span><text:span text:style-name="T77_2"><text:s/>4</text:span></text:p>
          </table:table-cell>
        </table:table-row>
        <table:table-row table:style-name="Row18">
          <table:table-cell table:style-name="Cell18">
            <text:p text:style-name="P78"><text:span text:style-name="T78_1">Visual</text:span><text:span text:style-name="T78_2"><text:s/></text:span><text:span text:style-name="T78_3">model</text:span><text:span text:style-name="T78_4"><text:s/></text:span><text:span text:style-name="T78_5">for</text:span><text:span text:style-name="T78_6"><text:s/>“</text:span><text:span text:style-name="T78_7">soccerBall</text:span><text:span text:style-name="T78_8">”.<text:s/>“</text:span><text:span text:style-name="T78_9">soccerBall</text:span><text:span text:style-name="T78_10">”<text:s/></text:span><text:span text:style-name="T78_11">is</text:span><text:span text:style-name="T78_12"><text:s/></text:span><text:span text:style-name="T78_13">currently</text:span><text:span text:style-name="T78_14"><text:s/></text:span><text:span text:style-name="T78_15">empty</text:span><text:span text:style-name="T78_16">.</text:span></text:p>
            <table:table table:style-name="Table9">
              <table:table-column table:style-name="Column9"/>
              <table:table-column table:style-name="Column10"/>
              <table:table-column table:style-name="Column11"/>
              <table:table-column table:style-name="Column12"/>
              <table:table-column table:style-name="Column13"/>
              <table:table-column table:style-name="Column14"/>
              <table:table-column table:style-name="Column15"/>
              <table:table-row table:style-name="Row19">
                <table:table-cell table:style-name="Cell19">
                  <text:p text:style-name="P79"/>
                </table:table-cell>
                <table:table-cell table:style-name="Cell20">
                  <text:p text:style-name="P80"/>
                </table:table-cell>
                <table:table-cell table:style-name="Cell21">
                  <text:p text:style-name="P81"/>
                </table:table-cell>
                <table:table-cell table:style-name="Cell22">
                  <text:p text:style-name="P82"/>
                </table:table-cell>
                <table:table-cell table:style-name="Cell23">
                  <text:p text:style-name="P83"/>
                </table:table-cell>
                <table:table-cell table:style-name="Cell24">
                  <text:p text:style-name="P84"/>
                </table:table-cell>
                <table:table-cell table:style-name="Cell25">
                  <text:p text:style-name="P85"/>
                </table:table-cell>
              </table:table-row>
              <table:table-row table:style-name="Row20">
                <table:table-cell table:style-name="Cell26">
                  <text:p text:style-name="P86"/>
                </table:table-cell>
                <table:table-cell table:style-name="Cell27">
                  <text:p text:style-name="P87"/>
                </table:table-cell>
                <table:table-cell table:style-name="Cell28">
                  <text:p text:style-name="P88"/>
                </table:table-cell>
                <table:table-cell table:style-name="Cell29">
                  <text:p text:style-name="P89"/>
                </table:table-cell>
                <table:table-cell table:style-name="Cell30">
                  <text:p text:style-name="P90"/>
                </table:table-cell>
                <table:table-cell table:style-name="Cell31">
                  <text:p text:style-name="P91"/>
                </table:table-cell>
                <table:table-cell table:style-name="Cell32">
                  <text:p text:style-name="P92"/>
                </table:table-cell>
              </table:table-row>
            </table:table>
            <text:p text:style-name="P93"/>
            <text:p text:style-name="P94"><text:span text:style-name="T94_1">You</text:span><text:span text:style-name="T94_2"><text:s/></text:span><text:span text:style-name="T94_3">need</text:span><text:span text:style-name="T94_4"><text:s/></text:span><text:span text:style-name="T94_5">to</text:span><text:span text:style-name="T94_6"><text:s/></text:span><text:span text:style-name="T94_7">add</text:span><text:span text:style-name="T94_8"><text:s/></text:span><text:span text:style-name="T94_9">a</text:span><text:span text:style-name="T94_10"><text:s/></text:span><text:span text:style-name="T94_11">key</text:span><text:span text:style-name="T94_12"><text:s/></text:span><text:span text:style-name="T94_13">called</text:span><text:span text:style-name="T94_14"><text:s/>“</text:span><text:span text:style-name="T94_15">color</text:span><text:span text:style-name="T94_16">”<text:s/></text:span><text:span text:style-name="T94_17">with</text:span><text:span text:style-name="T94_18"><text:s/></text:span><text:span text:style-name="T94_19">the</text:span><text:span text:style-name="T94_20"><text:s/></text:span><text:span text:style-name="T94_21">value</text:span><text:span text:style-name="T94_22"><text:s/>“</text:span><text:span text:style-name="T94_23">white</text:span><text:span text:style-name="T94_24">”.<text:s/></text:span></text:p>
            <text:p text:style-name="P95"><text:span text:style-name="T95_1">Add</text:span><text:span text:style-name="T95_2"><text:s/></text:span><text:span text:style-name="T95_3">the</text:span><text:span text:style-name="T95_4"><text:s/></text:span><text:span text:style-name="T95_5">entry</text:span><text:span text:style-name="T95_6"><text:s/></text:span><text:span text:style-name="T95_7">to</text:span><text:span text:style-name="T95_8"><text:s/></text:span><text:span text:style-name="T95_9">the</text:span><text:span text:style-name="T95_10"><text:s/></text:span><text:span text:style-name="T95_11">visual</text:span><text:span text:style-name="T95_12"><text:s/></text:span><text:span text:style-name="T95_13">model</text:span><text:span text:style-name="T95_14"><text:s/></text:span><text:span text:style-name="T95_15">in</text:span><text:span text:style-name="T95_16"><text:s/></text:span><text:span text:style-name="T95_17">the</text:span><text:span text:style-name="T95_18"><text:s/></text:span><text:span text:style-name="T95_19">Answer</text:span><text:span text:style-name="T95_20"><text:s/></text:span><text:span text:style-name="T95_21">Box</text:span><text:span text:style-name="T95_22">.</text:span></text:p>
          </table:table-cell>
        </table:table-row>
        <table:table-row table:style-name="Row21">
          <table:table-cell table:style-name="Cell33">
            <text:p text:style-name="P96"><text:span text:style-name="T96_1">Answer</text:span></text:p>
          </table:table-cell>
        </table:table-row>
        <table:table-row table:style-name="Row22">
          <table:table-cell table:style-name="Cell34">
            <text:p text:style-name="P97"/>
            <text:p text:style-name="P98"/>
            <table:table table:style-name="Table10">
              <table:table-column table:style-name="Column16"/>
              <table:table-column table:style-name="Column17"/>
              <table:table-column table:style-name="Column18"/>
              <table:table-column table:style-name="Column19"/>
              <table:table-column table:style-name="Column20"/>
              <table:table-column table:style-name="Column21"/>
              <table:table-column table:style-name="Column22"/>
              <table:table-row table:style-name="Row23">
                <table:table-cell table:style-name="Cell35">
                  <text:p text:style-name="P99"/>
                </table:table-cell>
                <table:table-cell table:style-name="Cell36">
                  <text:p text:style-name="P100"/>
                </table:table-cell>
                <table:table-cell table:style-name="Cell37">
                  <text:p text:style-name="P101"/>
                </table:table-cell>
                <table:table-cell table:style-name="Cell38">
                  <text:p text:style-name="P102"/>
                </table:table-cell>
                <table:table-cell table:style-name="Cell39">
                  <text:p text:style-name="P103"/>
                </table:table-cell>
                <table:table-cell table:style-name="Cell40">
                  <text:p text:style-name="P104"/>
                </table:table-cell>
                <table:table-cell table:style-name="Cell41">
                  <text:p text:style-name="P105"/>
                </table:table-cell>
              </table:table-row>
              <table:table-row table:style-name="Row24">
                <table:table-cell table:style-name="Cell42">
                  <text:p text:style-name="P106"/>
                </table:table-cell>
                <table:table-cell table:style-name="Cell43">
                  <text:p text:style-name="P107"/>
                </table:table-cell>
                <table:table-cell table:style-name="Cell44">
                  <text:p text:style-name="P108"/>
                </table:table-cell>
                <table:table-cell table:style-name="Cell45">
                  <text:p text:style-name="P109"/>
                </table:table-cell>
                <table:table-cell table:style-name="Cell46">
                  <text:p text:style-name="P110"/>
                </table:table-cell>
                <table:table-cell table:style-name="Cell47">
                  <text:p text:style-name="P111"/>
                </table:table-cell>
                <table:table-cell table:style-name="Cell48">
                  <text:p text:style-name="P112"/>
                </table:table-cell>
              </table:table-row>
            </table:table>
            <text:p text:style-name="P113"/>
            <text:p text:style-name="P114"/>
            <text:p text:style-name="P115"/>
          </table:table-cell>
        </table:table-row>
      </table:table>
      <text:p text:style-name="P116"/>
      <text:p text:style-name="P117"/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